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68147791189383762" text:style-name="L1">
        <text:list-item>
          <text:p text:style-name="P1">header</text:p>
          <text:list>
            <text:list-item>
              <text:p text:style-name="P1">logo</text:p>
            </text:list-item>
            <text:list-item>
              <text:p text:style-name="P1">nav</text:p>
            </text:list-item>
            <text:list-item>
              <text:p text:style-name="P1">text </text:p>
            </text:list-item>
            <text:list-item>
              <text:p text:style-name="P1">image</text:p>
            </text:list-item>
          </text:list>
        </text:list-item>
      </text:list>
      <text:p text:style-name="Standard"/>
      <text:list xml:id="list5604872247458567714" text:style-name="L2">
        <text:list-item>
          <text:p text:style-name="P2">content</text:p>
          <text:list>
            <text:list-item>
              <text:p text:style-name="P2">signup </text:p>
              <text:list>
                <text:list-item>
                  <text:p text:style-name="P2">headline</text:p>
                </text:list-item>
                <text:list-item>
                  <text:p text:style-name="P2">paragraph</text:p>
                </text:list-item>
                <text:list-item>
                  <text:p text:style-name="P2">headline</text:p>
                </text:list-item>
                <text:list-item>
                  <text:p text:style-name="P2">email field </text:p>
                </text:list-item>
                <text:list-item>
                  <text:p text:style-name="P2">submit button</text:p>
                </text:list-item>
              </text:list>
            </text:list-item>
          </text:list>
        </text:list-item>
      </text:list>
      <text:list xml:id="list6544938783943154556" text:style-name="L3">
        <text:list-item>
          <text:list>
            <text:list-item>
              <text:p text:style-name="P3">info</text:p>
            </text:list-item>
          </text:list>
        </text:list-item>
      </text:list>
      <text:list xml:id="list38544523" text:continue-list="list5604872247458567714" text:style-name="L2">
        <text:list-item>
          <text:list>
            <text:list-item>
              <text:list>
                <text:list-item>
                  <text:p text:style-name="P2">header</text:p>
                </text:list-item>
                <text:list-item>
                  <text:p text:style-name="P2">6 icon and text groups</text:p>
                </text:list-item>
              </text:list>
            </text:list-item>
            <text:list-item>
              <text:p text:style-name="P2">better team</text:p>
              <text:list>
                <text:list-item>
                  <text:p text:style-name="P2">header</text:p>
                </text:list-item>
                <text:list-item>
                  <text:p text:style-name="P2">image</text:p>
                </text:list-item>
                <text:list-item>
                  <text:p text:style-name="P2">header</text:p>
                </text:list-item>
                <text:list-item>
                  <text:p text:style-name="P2">paragraph<text:tab/></text:p>
                </text:list-item>
              </text:list>
            </text:list-item>
          </text:list>
        </text:list-item>
      </text:list>
      <text:list xml:id="list2835303409487927706" text:style-name="L4">
        <text:list-item>
          <text:list>
            <text:list-item>
              <text:p text:style-name="P4">footer</text:p>
              <text:list>
                <text:list-item>
                  <text:p text:style-name="P4">contact<text:tab/></text:p>
                  <text:list>
                    <text:list-item>
                      <text:p text:style-name="P4">header</text:p>
                    </text:list-item>
                    <text:list-item>
                      <text:p text:style-name="P4">contact info </text:p>
                    </text:list-item>
                  </text:list>
                </text:list-item>
                <text:list-item>
                  <text:p text:style-name="P4">social </text:p>
                  <text:list>
                    <text:list-item>
                      <text:p text:style-name="P4">header</text:p>
                    </text:list-item>
                    <text:list-item>
                      <text:p text:style-name="P4">nav social </text:p>
                    </text:list-item>
                  </text:list>
                </text:list-item>
                <text:list-item>
                  <text:p text:style-name="P4">copyright</text:p>
                </text:list-item>
              </text:list>
            </text:list-item>
          </text:list>
        </text:list-item>
      </text:list>
      <text:p text:style-name="Standard"/>
      <text:p text:style-name="Standard">- Header</text:p>
      <text:section text:style-name="Sect1" text:name="crayon-61edebb1caea8482224607-3">
        <text:p text:style-name="Standard">    - Logo</text:p>
      </text:section>
      <text:section text:style-name="Sect1" text:name="crayon-61edebb1caea8482224607-4">
        <text:p text:style-name="Standard">    - Navigation bar</text:p>
      </text:section>
      <text:section text:style-name="Sect1" text:name="crayon-61edebb1caea8482224607-5">
        <text:p text:style-name="Standard">        - About</text:p>
      </text:section>
      <text:section text:style-name="Sect1" text:name="crayon-61edebb1caea8482224607-6">
        <text:p text:style-name="Standard">        - FAQ</text:p>
      </text:section>
      <text:section text:style-name="Sect1" text:name="crayon-61edebb1caea8482224607-7">
        <text:p text:style-name="Standard">     - Headline</text:p>
      </text:section>
      <text:section text:style-name="Sect1" text:name="crayon-61edebb1caea8482224607-8">
        <text:p text:style-name="Standard">     - Image</text:p>
      </text:section>
      <text:section text:style-name="Sect1" text:name="crayon-61edebb1caea8482224607-9">
        <text:p text:style-name="Standard"> </text:p>
      </text:section>
      <text:section text:style-name="Sect1" text:name="crayon-61edebb1caea8482224607-10">
        <text:p text:style-name="Standard">- Content Area</text:p>
      </text:section>
      <text:section text:style-name="Sect1" text:name="crayon-61edebb1caea8482224607-11">
        <text:p text:style-name="Standard">    - Newsletter signup</text:p>
      </text:section>
      <text:section text:style-name="Sect1" text:name="crayon-61edebb1caea8482224607-12">
        <text:p text:style-name="Standard">        - Headline text</text:p>
      </text:section>
      <text:section text:style-name="Sect1" text:name="crayon-61edebb1caea8482224607-13">
        <text:p text:style-name="Standard">        - Paragraph text</text:p>
      </text:section>
      <text:section text:style-name="Sect1" text:name="crayon-61edebb1caea8482224607-14">
        <text:p text:style-name="Standard">       - Headline text</text:p>
      </text:section>
      <text:section text:style-name="Sect1" text:name="crayon-61edebb1caea8482224607-15">
        <text:p text:style-name="Standard">        - Email field</text:p>
      </text:section>
      <text:section text:style-name="Sect1" text:name="crayon-61edebb1caea8482224607-16">
        <text:p text:style-name="Standard">        - Submit button</text:p>
      </text:section>
      <text:section text:style-name="Sect1" text:name="crayon-61edebb1caea8482224607-17">
        <text:p text:style-name="Standard">    - Info about Unplugged</text:p>
      </text:section>
      <text:section text:style-name="Sect1" text:name="crayon-61edebb1caea8482224607-18">
        <text:p text:style-name="Standard"><text:soft-page-break/>        - Headline text</text:p>
      </text:section>
      <text:section text:style-name="Sect1" text:name="crayon-61edebb1caea8482224607-19">
        <text:p text:style-name="Standard">        - Background Image</text:p>
      </text:section>
      <text:section text:style-name="Sect1" text:name="crayon-61edebb1caea8482224607-20">
        <text:p text:style-name="Standard">        - Icons</text:p>
      </text:section>
      <text:section text:style-name="Sect1" text:name="crayon-61edebb1caea8482224607-21">
        <text:p text:style-name="Standard">        - Text</text:p>
      </text:section>
      <text:section text:style-name="Sect1" text:name="crayon-61edebb1caea8482224607-22">
        <text:p text:style-name="Standard">    - Previous retreats</text:p>
      </text:section>
      <text:section text:style-name="Sect1" text:name="crayon-61edebb1caea8482224607-23">
        <text:p text:style-name="Standard">        - Headline text</text:p>
      </text:section>
      <text:section text:style-name="Sect1" text:name="crayon-61edebb1caea8482224607-24">
        <text:p text:style-name="Standard">        - Paragraph text</text:p>
      </text:section>
      <text:section text:style-name="Sect1" text:name="crayon-61edebb1caea8482224607-25">
        <text:p text:style-name="Standard">        - Image</text:p>
      </text:section>
      <text:section text:style-name="Sect1" text:name="crayon-61edebb1caea8482224607-26">
        <text:p text:style-name="Standard"> </text:p>
      </text:section>
      <text:section text:style-name="Sect1" text:name="crayon-61edebb1caea8482224607-27">
        <text:p text:style-name="Standard">- Footer</text:p>
      </text:section>
      <text:section text:style-name="Sect1" text:name="crayon-61edebb1caea8482224607-28">
        <text:p text:style-name="Standard">     - Contact</text:p>
      </text:section>
      <text:section text:style-name="Sect1" text:name="crayon-61edebb1caea8482224607-29">
        <text:p text:style-name="Standard">         - Headline text</text:p>
      </text:section>
      <text:section text:style-name="Sect1" text:name="crayon-61edebb1caea8482224607-30">
        <text:p text:style-name="Standard">         - Contact info </text:p>
      </text:section>
      <text:section text:style-name="Sect1" text:name="crayon-61edebb1caea8482224607-31">
        <text:p text:style-name="Standard">     - Social Media</text:p>
      </text:section>
      <text:section text:style-name="Sect1" text:name="crayon-61edebb1caea8482224607-32">
        <text:p text:style-name="Standard">         - Headline text</text:p>
      </text:section>
      <text:section text:style-name="Sect1" text:name="crayon-61edebb1caea8482224607-33">
        <text:p text:style-name="Standard">         - Social icons</text:p>
      </text:section>
      <text:section text:style-name="Sect1" text:name="crayon-61edebb1caea8482224607-34">
        <text:p text:style-name="Standard">     - Copyright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sh b</meta:initial-creator>
    <meta:creation-date>2021-11-08T20:20:37.58</meta:creation-date>
    <dc:date>2022-01-23T18:32:16.59</dc:date>
    <dc:creator>kesh b</dc:creator>
    <meta:editing-duration>PT22H38M20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2" meta:paragraph-count="61" meta:word-count="147" meta:character-count="837"/>
  </office:meta>
</office:document-meta>
</file>